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oughts and Observations About Querying the Data Sources</text:p>
      <text:list xml:id="list7931492911324036699" text:style-name="L1">
        <text:list-item>
          <text:p text:style-name="P1">The wiki data is only loosely structured. <text:s/>The basic unit of organization is a page, which can contain wiki markup, images, links, etc. Special category pages are used to group related pages. Like other pages in a wiki, they are searchable by title, and one can retrieve a list of pages that link to a given page. Each wiki will have its own set of pages and categories, and these need not follow a predefined schema in the sense that there are no “required” categories. <text:s/>Pages need not belong to any categories, and categories need not be linked to any pages.</text:p>
        </text:list-item>
        <text:list-item>
          <text:p text:style-name="P1">Given the above information, it seems that the only option for search and comparison is something entirely text-based. <text:s/>It may be beneficial for me to investigate fuzzy string-matching algorithms.</text:p>
        </text:list-item>
        <text:list-item>
          <text:p text:style-name="P1">There are ways within MediaWiki to get all of the pages in a category, all of the categories in a wiki, or all of the pages that link to a given page. <text:s/>This information could potentially be stored and processed for use as an index</text:p>
        </text:list-item>
        <text:list-item>
          <text:p text:style-name="P1">There are many categories in the IMSLP wiki, enough to make examining them all manually impractical. <text:s/>This would also be of limited value because they are not static.</text:p>
        </text:list-item>
        <text:list-item>
          <text:p text:style-name="P1">The musicbrainz database is much more structured. <text:s/>There is a set of core “entities” that have records with a more well-defined structure. For example, one can know ahead of time that an “artist” entity could have a birth date and death date. </text:p>
        </text:list-item>
        <text:list-item>
          <text:p text:style-name="P1">The MediaWiki search function returns a list of pages whose titles (and/or wikitext depending on the installation) match a given query.</text:p>
        </text:list-item>
        <text:list-item>
          <text:p text:style-name="P1">The Musicbrainz search functions are specific to each entity type and return XML documents (or optionally, JSON) with different structures depending on which entity is being searched. Also, each entity has different searchable fields. There is no single API call that searches the entire database.</text:p>
          <text:list>
            <text:list-item>
              <text:p text:style-name="P1">For each of the search functions, there are default fields that will be searched when none are provided. This can be used to write a simple wrapper function that searches for a given string using all of the entity-specific search functions and their default search fields. </text:p>
            </text:list-item>
            <text:list-item>
              <text:p text:style-name="P1">The amount of data returned is non-trivial in terms of processing time. I ran my combined search function with “Alkan” as the query (one I expected to return a relatively small amount of data compared to if I had searched “Mozart” or “Beatles”), and it took several seconds to retrieve the data and several more to parse the XML into objects. This will not be much of an issue for a single person running simple queries, but it looks like this approach will not scale in its current form.</text:p>
            </text:list-item>
          </text:list>
        </text:list-item>
        <text:list-item>
          <text:p text:style-name="P1">I will need to pick a set of fields from each entity type to use for matching. The only useful fields for this on the Wiki side are titles and the content of the pages themselves</text:p>
        </text:list-item>
        <text:list-item>
          <text:p text:style-name="P1">Things to consider: string-matching algorithms, what to use for matching, possible index cre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ma Seyedtalebi</meta:initial-creator>
    <meta:creation-date>2017-08-30T20:21:28.81</meta:creation-date>
    <dc:date>2017-08-30T21:36:33.50</dc:date>
    <dc:creator>Nima Seyedtalebi</dc:creator>
    <meta:editing-duration>PT44M3S</meta:editing-duration>
    <meta:editing-cycles>4</meta:editing-cycles>
    <meta:generator>OpenOffice/4.1.3$Win32 OpenOffice.org_project/413m1$Build-9783</meta:generator>
    <meta:document-statistic meta:table-count="0" meta:image-count="0" meta:object-count="0" meta:page-count="1" meta:paragraph-count="12" meta:word-count="514" meta:character-count="2931"/>
  </office:meta>
</office:document-meta>
</file>